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ecember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1338" calcext:value-type="float">
            <text:p>1338</text:p>
          </table:table-cell>
          <table:table-cell table:style-name="ce23" table:formula="of:=[.G5]*[.B26]" office:value-type="currency" office:currency="EUR" office:value="240.84" calcext:value-type="currency">
            <text:p>240.84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40.84" calcext:value-type="currency">
            <text:p>240.84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8.063" calcext:value-type="currency">
            <text:p>18.06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58.903" calcext:value-type="currency">
            <text:p>258.90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1:56:43.186306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01-05T15:50:01.649345101</dc:date>
    <meta:editing-duration>P1DT15H42M19S</meta:editing-duration>
    <meta:editing-cycles>16</meta:editing-cycles>
    <meta:generator>LibreOffice/5.1.4.2$Linux_X86_64 LibreOffice_project/10m0$Build-2</meta:generator>
    <meta:document-statistic meta:table-count="1" meta:cell-count="51" meta:object-count="0"/>
  </office:meta>
</office:document-meta>
</file>